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center" style:justify-single-word="false" fo:text-indent="0cm" style:auto-text-indent="false"/>
    </style:style>
    <style:style style:name="P8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7" style:family="paragraph" style:parent-style-name="Heading_20_1">
      <style:paragraph-properties fo:margin-left="0cm" fo:margin-right="0cm" fo:text-align="center" style:justify-single-word="false" fo:text-indent="0.499cm" style:auto-text-indent="false"/>
    </style:style>
    <style:style style:name="P98" style:family="paragraph" style:parent-style-name="Heading_20_1">
      <style:paragraph-properties fo:background-color="#eeeeee">
        <style:background-image/>
      </style:paragraph-properties>
    </style:style>
    <style:style style:name="P99" style:family="paragraph" style:parent-style-name="Heading_20_2">
      <style:text-properties fo:language="en" fo:country="US"/>
    </style:style>
    <style:style style:name="P100" style:family="paragraph" style:parent-style-name="Heading_20_2">
      <style:text-properties fo:language="ru" fo:country="RU"/>
    </style:style>
    <style:style style:name="P101" style:family="paragraph" style:parent-style-name="Heading_20_2">
      <style:paragraph-properties fo:background-color="#eeeeee">
        <style:background-image/>
      </style:paragraph-properties>
    </style:style>
    <style:style style:name="P102" style:family="paragraph" style:parent-style-name="Heading_20_2">
      <style:paragraph-properties fo:background-color="#eeeeee">
        <style:background-image/>
      </style:paragraph-properties>
      <style:text-properties fo:language="ru" fo:country="RU"/>
    </style:style>
    <style:style style:name="P10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1">
      <style:paragraph-properties fo:text-align="justify" style:justify-single-word="false"/>
      <style:text-properties fo:language="ru" fo:country="RU"/>
    </style:style>
    <style:style style:name="P106" style:family="paragraph" style:parent-style-name="Text_20_body" style:list-style-name="L2">
      <style:paragraph-properties fo:text-align="justify" style:justify-single-word="false"/>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99499231852807783" text:style-name="L1">
        <text:list-item>
          <text:p text:style-name="P104">добавить детектив <text:span text:style-name="T1">(реализовано)</text:span>+ магические уроки/трактаты Старсвирла</text:p>
        </text:list-item>
        <text:list-item>
          <text:p text:style-name="P105">Терра несколько раз пытается убить Макса (один раз — в аквапарке). Несколько раз Макса спасает Селестия (даёт приказы Нексусу)</text:p>
        </text:list-item>
        <text:list-item>
          <text:p text:style-name="P105">Книги:</text:p>
        </text:list-item>
      </text:list>
      <text:list xml:id="list3085458857560653845" text:style-name="L2">
        <text:list-item>
          <text:p text:style-name="P106">«Великие грифоны прошлого» - из канона (5<text:span text:style-name="T5">s8e)</text:span></text:p>
        </text:list-item>
        <text:list-item>
          <text:p text:style-name="P106">«Высшие заклинания в повседневном использовании: от песчинки до дворца»</text:p>
        </text:list-item>
        <text:list-item>
          <text:p text:style-name="P106">«Малоизвестные аспекты магии трансформаций»</text:p>
        </text:list-item>
        <text:list-item>
          <text:p text:style-name="P10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6">Дасти Вейфарер «Зебрианская культура, быт и фольклор»</text:p>
        </text:list-item>
        <text:list-item>
          <text:p text:style-name="P106">«Краткая история Эквестрии»</text:p>
        </text:list-item>
        <text:list-item>
          <text:p text:style-name="P106">«Шедевры архитектуры Эквестрии» с разделом о Кантерлотском Королевском Дворце</text:p>
        </text:list-item>
        <text:list-item>
          <text:p text:style-name="P106">«Великие дела и великие чары». Страница 893: …</text:p>
        </text:list-item>
        <text:list-item>
          <text:p text:style-name="P106">«Природа Проклятий» - обмен</text:p>
        </text:list-item>
        <text:list-item>
          <text:p text:style-name="P106">«Магия для Чайников» - обмен</text:p>
        </text:list-item>
        <text:list-item>
          <text:p text:style-name="P106">«Энциклопедия Арканум» - обмен</text:p>
        </text:list-item>
        <text:list-item>
          <text:p text:style-name="P106">«О Гейсах» - обмен</text:p>
        </text:list-item>
        <text:list-item>
          <text:p text:style-name="P106">«Тайны Тайных Наук» - обмен</text:p>
        </text:list-item>
        <text:list-item>
          <text:p text:style-name="P106">«Основы Заклятий» - обмен</text:p>
        </text:list-item>
        <text:list-item>
          <text:p text:style-name="P106"><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61210661187001973"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9"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text:span text:style-name="T5">3. </text:span>Кантерлот</text:h>
      <text:p text:style-name="P35">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884453048552759122"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бракованные <text:span text:style-name="T19">парящие платформы</text:span><text:span text:style-name="T19">.</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text:span><text:span text:style-name="T19">тихо </text:span><text:span text:style-name="T19">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5">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0"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text:soft-page-break/>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5">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
      <text:h text:style-name="Heading_20_2" text:outline-level="2"><text:soft-page-break/><text:span text:style-name="T5">6. </text:span>“Феникс”</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text:soft-page-break/>–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зад-вперёд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text:soft-page-break/>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через силу, закрыв глаза,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ег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ьект из реальности. Не уничтожает, а именно стирает. Был обь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месяц назад перечитывала тревожные вести из Вайпеда. Там начала проваливаться земля. Всё более тревожные отчёты шли один за другим. <text:soft-page-break/>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А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от забвения не работает в обратную сторону.</text:p>
      <text:p text:style-name="P29">Я обнял аликорницу, успокаивая.</text:p>
      <text:p text:style-name="P29">– Ну,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text:p>
      <text:p text:style-name="P29">Она проследовала к выходу, кивком приглашая меня следовать за ней.</text:p>
      <text:p text:style-name="P29"/>
      <text:p text:style-name="P29"/>
      <text:p text:style-name="P29"/>
      <text:p text:style-name="P29">&lt;Прошли мимо тайной полянки. Макс возжелал Селестию (у него ещё в первый раз стояк был — когда он её рукой ласкал под подкрупником), но — Потом, попозже — виновато улыбнулась Селестия (макс сгорает от стыда).</text:p>
      <text:p text:style-name="P29">Они поднялись по сторожевой башенке на городскую стену над обрывом. Подземный толчок чуть не скидывает Макса вниз — Селестия за шиворот оттаскивает от края. Потом — на полянку. После — эпизод с маленькими пегасами.&gt;</text:p>
      <text:p text:style-name="P29">&lt;<text:span text:style-name="T11">Селестия рассказывает про эпизод с жеребятами-пегасами в лётной школе. </text:span><text:span text:style-name="T11">Прогулка к крепостной стене у пропасти. </text:span><text:span text:style-name="T11">Лёгкое землятрясение.</text:span>&gt;</text:p>
      <text:p text:style-name="P29"/>
      <text:p text:style-name="P29"/>
      <text:p text:style-name="P50">Откуда-то с окраины парка донёсся еле слышный вопль:</text:p>
      <text:p text:style-name="P50">– Индиго-о-о! Индиго-о-о-о! Домой!! Где эта несносная кобылка?!</text:p>
      <text:p text:style-name="P50">Я вспомнил утреннюю встречу.</text:p>
      <text:p text:style-name="P50">– У меня к тебе просьба от одной весьма бойкой особы.</text:p>
      <text:p text:style-name="P50">– Да? – отвлеклась от мрачных дум аликорница.</text:p>
      <text:p text:style-name="P50">– Некая Индиго Мэдтроттер просила тебя найти её подружку, Шейлу Блюскай. Якобы, она пропала.</text:p>
      <text:p text:style-name="P50">– Шейла? – Селестия тёрла копытом висок, старалась освежить память. – Да-да, помню её.</text:p>
      <text:p text:style-name="P50"/>
      <text:p text:style-name="P50"/>
      <text:p text:style-name="P50">&lt;Индиго Мэдтроттер утратила Шейлу Блюскай. Селестия вспоминает эпизод с Шейлой.&gt;</text:p>
      <text:p text:style-name="P50"/>
      <text:p text:style-name="P50">&lt;<text:span text:style-name="T11">(после 34:</text:span></text:p>
      <text:p text:style-name="P50"><text:span text:style-name="T11">← </text:span><text:span text:style-name="T11">Не понял? </text:span><text:span text:style-name="T11">А что это, если не любовь?</text:span></text:p>
      <text:p text:style-name="P46">- Мааакс! - мягко произнесла аликорница. - Аликорны не могут любить. Я же тебе рассказывала <text:soft-page-break/>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1">– <text:s/>Мне очень жаль...</text:span>&gt;</text:p>
      <text:p text:style-name="P50"/>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8"/>
      <text:p text:style-name="P47"/>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text:soft-page-break/>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1"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text:soft-page-break/>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oft-page-break/><text:span text:style-name="T1">–</text:span> Ну, мои дорогие, теперь расскажите своей принцессе правду. Ваша ложь меня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101"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oft-page-break/><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1"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oft-page-break/><text:span text:style-name="T5">–</text:span> Луна, мой дорогой. Для тебя <text:span text:style-name="T5">—</text:span> Луна…</text:p>
      <text:p text:style-name="P36">...</text:p>
      <text:p text:style-name="P36"/>
      <text:h text:style-name="P101"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text:soft-page-break/>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text:soft-page-break/>“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1"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1" text:outline-level="2">В библиотеке замка Селестии</text:h>
      <text:p text:style-name="P72"/>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oft-page-break/><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1"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1"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oft-page-break/><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oft-page-break/><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1"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1" text:outline-level="2">Сон Макса</text:h>
      <text:p text:style-name="P72"/>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oft-page-break/><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1"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oft-page-break/><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101"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oft-page-break/><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oft-page-break/><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text:soft-page-break/>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oft-page-break/><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1" text:outline-level="2"><text:soft-page-break/>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text:soft-page-break/>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text:soft-page-break/>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1"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text:soft-page-break/>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1"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1" text:outline-level="2">Третий сон РД. Fallout</text:h>
      <text:p text:style-name="P36"/>
      <text:p text:style-name="P36"><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101"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101"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1" text:outline-level="2">Поиск решения</text:h>
      <text:p text:style-name="P72"/>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101"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text:soft-page-break/>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oft-page-break/><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6"/>
      <text:h text:style-name="P101"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text:soft-page-break/>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1"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text:soft-page-break/>…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1" text:outline-level="2"><text:soft-page-break/>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1" text:outline-level="2"><text:soft-page-break/>След?</text:h>
      <text:p text:style-name="P72"/>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text:soft-page-break/></text:p>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text:soft-page-break/>–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1"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7584264972355399237" text:style-name="L5">
        <text:list-header>
          <text:p text:style-name="P10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oft-page-break/><text:span text:style-name="T5">– </text:span>А если нет? – Эпплджек смотрела мне мне прямо в глаза.</text:p>
      <text:list xml:id="list20394036" text:continue-numbering="true" text:style-name="L5">
        <text:list-header>
          <text:p text:style-name="P109">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89623" text:continue-numbering="true" text:style-name="L5">
        <text:list-header>
          <text:p text:style-name="P109">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81659" text:continue-numbering="true" text:style-name="L5">
        <text:list-header>
          <text:p text:style-name="P109">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8"/>
      <text:h text:style-name="P102" text:outline-level="2">Почти.</text:h>
      <text:p text:style-name="P73"/>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text:soft-page-break/>–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2"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3159433291611691860" text:style-name="L6">
        <text:list-header>
          <text:p text:style-name="P11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0"><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0"><text:span text:style-name="T5">– </text:span>Макс, тут окно разбито! И верёвка какая-то висит. – крикнула Флаттершай из кухни.</text:p>
      <text:p text:style-name="P90"><text:span text:style-name="T5">–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5">–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5">– </text:span>Оп-па! – пробормотала Эпплджек. – Нежданчик!</text:p>
      <text:p text:style-name="P90"><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5"><text:span text:style-name="T5">– </text:span>С кем это вы тут разговариваете?</text:p>
      <text:list xml:id="list2226496959883524513" text:style-name="L7">
        <text:list-header>
          <text:p text:style-name="P103">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01"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text:soft-page-break/>–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1">–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text:soft-page-break/></text:p>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2">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5">– И что? – продолжила его мысль Эпплджек.</text:p>
      <text:p text:style-name="P85">–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text:soft-page-break/>–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81"/>
      <text:h text:style-name="P101"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8"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text:soft-page-break/>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oft-page-break/><text:span text:style-name="T9">–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3">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
      <text:p text:style-name="P9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5">–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5">– </text:span>Факн щит<text:note text:id="ftn12" text:note-class="footnote"><text:note-citation>12</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text:soft-page-break/></text:p>
      <text:p text:style-name="P64">–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4"><text:span text:style-name="T11">– </text:span><text:span text:style-name="T11">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text:span><text:span text:style-name="T11">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1136362789785469576" text:style-name="L8">
        <text:list-header>
          <text:p text:style-name="P111">(<text:span text:style-name="T17">Луна — как повелительница снов, слышала разговор Макса с Анакорном</text:span>)</text:p>
          <text:p text:style-name="P112"/>
        </text:list-header>
      </text:list>
      <text:p text:style-name="P82"><text:soft-page-break/>***</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01"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15T00:20:43.77</dc:date>
    <meta:editing-duration>P45DT6H31M2S</meta:editing-duration>
    <meta:editing-cycles>1841</meta:editing-cycles>
    <meta:generator>OpenOffice/4.1.1$Win32 OpenOffice.org_project/411m6$Build-9775</meta:generator>
    <meta:document-statistic meta:table-count="0" meta:image-count="0" meta:object-count="0" meta:page-count="119" meta:paragraph-count="2480" meta:word-count="57039" meta:character-count="362231"/>
    <dc:creator>макс </dc:creator>
  </office:meta>
</office:document-meta>
</file>